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d294b" officeooo:paragraph-rsid="001d294b"/>
    </style:style>
    <style:style style:name="P2" style:family="paragraph" style:parent-style-name="Text_20_body" style:list-style-name="L1">
      <style:text-properties officeooo:paragraph-rsid="001d294b"/>
    </style:style>
    <style:style style:name="P3" style:family="paragraph" style:parent-style-name="Text_20_body" style:list-style-name="L1">
      <style:text-properties officeooo:paragraph-rsid="001efbfc"/>
    </style:style>
    <style:style style:name="P4" style:family="paragraph" style:parent-style-name="Text_20_body">
      <style:text-properties officeooo:rsid="001ed024" officeooo:paragraph-rsid="001ed024"/>
    </style:style>
    <style:style style:name="P5" style:family="paragraph" style:parent-style-name="Text_20_body" style:list-style-name="L2">
      <style:text-properties officeooo:rsid="001ed024" officeooo:paragraph-rsid="001ed024"/>
    </style:style>
    <style:style style:name="P6" style:family="paragraph" style:parent-style-name="Text_20_body" style:list-style-name="L3">
      <style:text-properties officeooo:rsid="001ed024" officeooo:paragraph-rsid="001ed024"/>
    </style:style>
    <style:style style:name="P7" style:family="paragraph" style:parent-style-name="Text_20_body" style:list-style-name="L12">
      <style:text-properties officeooo:rsid="001ed024" officeooo:paragraph-rsid="001ed024"/>
    </style:style>
    <style:style style:name="P8" style:family="paragraph" style:parent-style-name="Text_20_body" style:list-style-name="L12">
      <style:text-properties officeooo:rsid="001ed024" officeooo:paragraph-rsid="001efbfc"/>
    </style:style>
    <style:style style:name="P9" style:family="paragraph" style:parent-style-name="Text_20_body" style:list-style-name="L3">
      <style:text-properties officeooo:paragraph-rsid="001ed024"/>
    </style:style>
    <style:style style:name="P10" style:family="paragraph" style:parent-style-name="Text_20_body" style:list-style-name="L12">
      <style:text-properties officeooo:rsid="001ed024" officeooo:paragraph-rsid="002089b2" fo:background-color="#ff0000"/>
    </style:style>
    <style:style style:name="P11" style:family="paragraph" style:parent-style-name="Heading_20_1">
      <style:text-properties officeooo:rsid="001ed024" officeooo:paragraph-rsid="001ed024"/>
    </style:style>
    <style:style style:name="P12" style:family="paragraph" style:parent-style-name="Heading_20_1">
      <style:text-properties officeooo:paragraph-rsid="001ed024"/>
    </style:style>
    <style:style style:name="P13" style:family="paragraph" style:parent-style-name="Heading_20_2">
      <style:text-properties officeooo:rsid="001efbfc" officeooo:paragraph-rsid="001efbfc"/>
    </style:style>
    <style:style style:name="P14" style:family="paragraph" style:parent-style-name="Heading_20_2">
      <style:text-properties officeooo:rsid="00212204" officeooo:paragraph-rsid="00212204"/>
    </style:style>
    <style:style style:name="T1" style:family="text">
      <style:text-properties officeooo:rsid="001d294b"/>
    </style:style>
    <style:style style:name="T2" style:family="text">
      <style:text-properties officeooo:rsid="001ed024"/>
    </style:style>
    <style:style style:name="T3" style:family="text">
      <style:text-properties officeooo:rsid="001efbfc"/>
    </style:style>
    <style:style style:name="T4" style:family="text">
      <style:text-properties officeooo:rsid="002089b2"/>
    </style:style>
    <style:style style:name="T5" style:family="text">
      <style:text-properties officeooo:rsid="002089b2" fo:background-color="#ffffff" loext:char-shading-value="0"/>
    </style:style>
    <style:style style:name="T6" style:family="text">
      <style:text-properties officeooo:rsid="002292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88cm" fo:text-indent="-0.635cm" fo:margin-left="7.7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23cm" fo:text-indent="-0.635cm" fo:margin-left="8.423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9cm" fo:text-indent="-0.635cm" fo:margin-left="8.11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cap du projet</text:p>
      <text:p text:style-name="Text_20_body"/>
      <text:h text:style-name="P13" text:outline-level="2"><text:span text:style-name="T4">I.É</text:span>noncé des tâches à réaliser :</text:h>
      <text:h text:style-name="Heading_20_1" text:outline-level="1">Etudiant 1 :<text:tab/><text:span text:style-name="T1">(Damien Firze)</text:span></text:h>
      <text:p text:style-name="P1"><text:span text:style-name="T3">Carte E/S + </text:span>Sous système Carte principale/secondaire <text:span text:style-name="T3">+ Bluetooth </text:span>:</text:p>
      <text:list xml:id="list405320772" text:style-name="L1">
        <text:list-item>
          <text:p text:style-name="P2"><text:span text:style-name="T4">OS/Logiciel embarqués.</text:span></text:p>
        </text:list-item>
        <text:list-item>
          <text:p text:style-name="P3"><text:span text:style-name="T3">Module <text:s/>µC <text:s/>ARM sous Atmel Studio 7 + Bluetooth.</text:span></text:p>
        </text:list-item>
        <text:list-item>
          <text:p text:style-name="P2"><text:span text:style-name="T1">C++.</text:span></text:p>
        </text:list-item>
      </text:list>
      <text:h text:style-name="P12" text:outline-level="1"><text:span text:style-name="T2">Etudiant 2 : (Bastien Delbreil)</text:span></text:h>
      <text:p text:style-name="P4"><text:span text:style-name="T3">Carte E/S + </text:span>Application configurateur solution client :</text:p>
      <text:list xml:id="list1630577202" text:style-name="L2">
        <text:list-item>
          <text:p text:style-name="P5">Application Windows.</text:p>
        </text:list-item>
        <text:list-item>
          <text:p text:style-name="P5">PC sous Visual Studio 2015.</text:p>
        </text:list-item>
        <text:list-item>
          <text:p text:style-name="P5">C++.</text:p>
        </text:list-item>
      </text:list>
      <text:h text:style-name="P12" text:outline-level="1"><text:span text:style-name="T2">Etudiant 3 : (Cédric Levallois)</text:span></text:h>
      <text:p text:style-name="P4">Pupitre virtuel/Diagnostic système :</text:p>
      <text:list xml:id="list348360012" text:style-name="L3">
        <text:list-item>
          <text:p text:style-name="P9"><text:span text:style-name="T2">Application Android + Bluetooth.</text:span></text:p>
        </text:list-item>
        <text:list-item>
          <text:p text:style-name="P6">Tablette Android sous Android Studio.</text:p>
        </text:list-item>
        <text:list-item>
          <text:p text:style-name="P6">Java.</text:p>
        </text:list-item>
      </text:list>
      <text:h text:style-name="P11" text:outline-level="1">Etudiant 4 : (Jean-Baptiste De Graaf)</text:h>
      <text:p text:style-name="P4">Pupitre <text:s/>:</text:p>
      <text:list xml:id="list235576825" text:style-name="L12">
        <text:list-item>
          <text:p text:style-name="P10"><text:span text:style-name="T5">Logiciel embarqué.</text:span></text:p>
        </text:list-item>
        <text:list-item>
          <text:p text:style-name="P8"><text:span text:style-name="T3">Module <text:s/>µC </text:span>ARM sous Atmel Studio 7.</text:p>
        </text:list-item>
        <text:list-item>
          <text:p text:style-name="P7">C++.</text:p>
        </text:list-item>
      </text:list>
      <text:p text:style-name="P4"><text:tab/></text:p>
      <text:p text:style-name="P4"/>
      <text:p text:style-name="P4"/>
      <text:p text:style-name="P4"/>
      <text:p text:style-name="P4"/>
      <text:p text:style-name="P4"/>
      <text:h text:style-name="P14" text:outline-level="2"><text:soft-page-break/><text:span text:style-name="T6">II.</text:span>Cas 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>
        <style:tab-stops/>
      </style:paragraph-properties>
      <style:text-properties style:font-name="Calibri2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>
        <style:tab-stops/>
      </style:paragraph-properties>
      <style:text-properties style:font-name="Calibri1" fo:font-family="Calibri" style:font-style-name="Gras" style:font-family-generic="swiss" style:font-pitch="variable" fo:font-size="28pt" fo:font-weight="bold" fo:background-color="#7fff00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/>
      <style:paragraph-properties fo:margin-top="0.423cm" fo:margin-bottom="0.212cm" loext:contextual-spacing="false" fo:background-color="transparent" style:shadow="none" style:writing-mode="page">
        <style:tab-stops/>
      </style:paragraph-properties>
      <style:text-properties style:font-name="Calibri1" fo:font-family="Calibri" style:font-style-name="Gras" style:font-family-generic="swiss" style:font-pitch="variable" fo:font-size="130%" fo:font-weight="bold" fo:background-color="#2bd0d2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 style:writing-mode="page"/>
      <style:text-properties style:font-name="Calibri1" fo:font-family="Calibri" style:font-style-name="Gras" style:font-family-generic="swiss" style:font-pitch="variable" fo:font-size="145%" style:text-underline-style="solid" style:text-underline-width="auto" style:text-underline-color="#ff0000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M16S</meta:editing-duration>
    <meta:editing-cycles>7</meta:editing-cycles>
    <meta:generator>LibreOffice/5.3.5.2$Windows_x86 LibreOffice_project/50d9bf2b0a79cdb85a3814b592608037a682059d</meta:generator>
    <dc:date>2018-01-16T17:10:27.449000000</dc:date>
    <meta:document-statistic meta:table-count="0" meta:image-count="0" meta:object-count="0" meta:page-count="2" meta:paragraph-count="24" meta:word-count="107" meta:character-count="616" meta:non-whitespace-character-count="538"/>
    <meta:user-defined meta:name="Info 1"/>
    <meta:user-defined meta:name="Info 2"/>
    <meta:user-defined meta:name="Info 3"/>
    <meta:user-defined meta:name="Info 4"/>
  </office:meta>
</office:document-meta>
</file>